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7.5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.318cm" fo:margin-right="0cm" fo:margin-top="0cm" fo:margin-bottom="0cm" fo:line-height="100%" fo:text-indent="-0.318cm" style:text-autospace="none"/>
    </style:style>
    <style:style style:name="P6" style:family="paragraph">
      <style:paragraph-properties fo:margin-left="0.318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000000" style:font-name="Segoe UI1" fo:font-size="6.40000009536743pt" fo:text-shadow="none" fo:font-weight="bold" style:font-name-asian="Segoe UI" style:font-size-asian="8.5pt" style:font-weight-asian="bold" style:font-name-complex="Segoe UI" style:font-size-complex="8.5pt" style:font-weight-complex="bold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000000" style:font-name="Segoe UI Semibold" fo:font-size="6.40000009536743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000000" style:font-name="Segoe UI1" fo:font-size="6.40000009536743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ffffff" style:font-name="Arial" fo:font-size="24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Arial" fo:font-size="24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1" fo:font-size="24pt" fo:text-shadow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2" style:family="text">
      <style:text-properties fo:color="#ffffff" style:font-name="Arial" fo:font-size="28pt" fo:font-style="italic" fo:text-shadow="1pt 1pt" fo:font-weight="normal" style:font-name-asian="Segoe UI" style:font-size-asian="28pt" style:font-style-asian="italic" style:font-weight-asian="normal" style:font-name-complex="Segoe UI" style:font-size-complex="28pt" style:font-style-complex="italic" style:font-weight-complex="normal"/>
    </style:style>
    <style:style style:name="T3" style:family="text">
      <style:text-properties fo:color="#000099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1" fo:font-size="32pt" fo:text-shadow="none" style:font-name-asian="Segoe UI" style:font-size-asian="32pt" style:font-name-complex="Segoe UI" style:font-size-complex="32pt"/>
    </style:style>
    <style:style style:name="T6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0099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99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32pt" fo:text-shadow="none" style:font-name-asian="Segoe UI" style:font-size-asian="32pt" style:font-name-complex="Segoe UI" style:font-size-complex="32pt"/>
    </style:style>
    <style:style style:name="T10" style:family="text">
      <style:text-properties fo:color="#000000" style:font-name="Segoe UI1" fo:font-size="28pt" fo:text-shadow="1pt 1pt" fo:font-weight="bold" style:font-name-asian="Segoe UI" style:font-size-asian="28pt" style:font-weight-asian="bold" style:font-name-complex="Segoe UI" style:font-size-complex="28pt" style:font-weight-complex="bold"/>
    </style:style>
    <style:style style:name="T11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12" style:family="text">
      <style:text-properties fo:color="#000000" style:font-name="Segoe UI1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T13" style:family="text">
      <style:text-properties fo:color="#ffffff" style:font-name="Arial" fo:font-size="32pt" fo:text-shadow="1pt 1pt" style:font-name-asian="Segoe UI" style:font-size-asian="32pt" style:font-name-complex="Segoe UI" style:font-size-complex="32pt"/>
    </style:style>
    <style:style style:name="T14" style:family="text">
      <style:text-properties fo:color="#99ccff" style:font-name="Arial" fo:font-size="32pt" fo:text-shadow="1pt 1pt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4cm" svg:height="3.867cm" svg:x="1.63cm" svg:y="0.762cm">
          <draw:text-box>
            <text:p text:style-name="P1"><text:span text:style-name="T1">Psalm 27:1–9</text:span></text:p>
            <text:p text:style-name="P2"><text:span text:style-name="T2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4.659cm" svg:height="6.542cm" svg:x="1.549cm" svg:y="0.843cm">
          <draw:text-box>
            <text:p text:style-name="P5"><text:span text:style-name="T3">1</text:span><text:span text:style-name="T4">The LORD is my light and my salvation; whom </text:span></text:p>
            <text:p text:style-name="P5"><text:span text:style-name="T4"><text:s text:c="2"/></text:span><text:span text:style-name="T4">shall I fear?</text:span></text:p>
            <text:p text:style-name="P6"><text:span text:style-name="T5"><text:s text:c="5"/></text:span><text:span text:style-name="T6">The LORD is the stronghold of my life;</text:span></text:p>
            <text:p text:style-name="P6"><text:span text:style-name="T6"><text:s text:c="5"/></text:span><text:span text:style-name="T6">of whom shall I be afrai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4.489cm" svg:height="4.827cm" svg:x="1.778cm" svg:y="0.855cm">
          <draw:text-box>
            <text:p text:style-name="P5"><text:span text:style-name="T7">2</text:span><text:span text:style-name="T8">When evildoers assail me to eat up my flesh,</text:span></text:p>
            <text:p text:style-name="P6"><text:span text:style-name="T9"><text:s text:c="4"/></text:span><text:span text:style-name="T6"><text:s/></text:span><text:span text:style-name="T6">my adversaries and foes, it is they who <text:s/></text:span></text:p>
            <text:p text:style-name="P6"><text:span text:style-name="T6"><text:s text:c="5"/></text:span><text:span text:style-name="T6">stumble and fall.</text:span><text:span text:style-name="T10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9" draw:layer="layout" svg:width="24.892cm" svg:height="6.351cm" svg:x="1.524cm" svg:y="0.761cm">
          <draw:text-box>
            <text:p text:style-name="P5"><text:span text:style-name="T7">3</text:span><text:span text:style-name="T8">Though an army encamp against me, my heart </text:span></text:p>
            <text:p text:style-name="P6"><text:span text:style-name="T8">shall not fear;</text:span></text:p>
            <text:p text:style-name="P6"><text:span text:style-name="T11"><text:s text:c="5"/></text:span><text:span text:style-name="T6">though war arise against me, yet I will be </text:span></text:p>
            <text:p text:style-name="P6"><text:span text:style-name="T6"><text:s text:c="5"/></text:span><text:span text:style-name="T6">confid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9" draw:layer="layout" svg:width="24.892cm" svg:height="9.269cm" svg:x="1.524cm" svg:y="0.891cm">
          <draw:text-box>
            <text:p text:style-name="P5"><text:span text:style-name="T7">4</text:span><text:span text:style-name="T8">One thing have I asked of the LORD, that will I <text:s/></text:span></text:p>
            <text:p text:style-name="P6"><text:span text:style-name="T8">seek after:</text:span></text:p>
            <text:p text:style-name="P11"><text:span text:style-name="T11"><text:s text:c="5"/></text:span><text:span text:style-name="T6">that I may dwell in the house of the LORD </text:span></text:p>
            <text:p text:style-name="P6"><text:span text:style-name="T6"><text:s text:c="5"/></text:span><text:span text:style-name="T6">all the days of my life, to gaze upon the </text:span></text:p>
            <text:p text:style-name="P6"><text:span text:style-name="T6"><text:s text:c="5"/></text:span><text:span text:style-name="T6">beauty of the LORD and to inquire in his </text:span></text:p>
            <text:p text:style-name="P6"><text:span text:style-name="T6"><text:s text:c="5"/></text:span><text:span text:style-name="T6">Temple.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2" draw:layer="layout" svg:width="24.7cm" svg:height="6.351cm" svg:x="1.524cm" svg:y="0.762cm">
          <draw:text-box>
            <text:p text:style-name="P5"><text:span text:style-name="T7">5</text:span><text:span text:style-name="T8">For he will hide me in his shelter in the day of <text:s/></text:span></text:p>
            <text:p text:style-name="P6"><text:span text:style-name="T8">trouble;</text:span></text:p>
            <text:p text:style-name="P11"><text:span text:style-name="T13"><text:s text:c="6"/></text:span><text:span text:style-name="T6">he will conceal me under the cover of his </text:span></text:p>
            <text:p text:style-name="P6"><text:span text:style-name="T6"><text:s text:c="5"/></text:span><text:span text:style-name="T6">tent; he will lift me high upon a roc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12" draw:layer="layout" svg:width="24.638cm" svg:height="6.263cm" svg:x="1.524cm" svg:y="1.016cm">
          <draw:text-box>
            <text:p text:style-name="P5"><text:span text:style-name="T7">6</text:span><text:span text:style-name="T4">And now my head shall be lifted up above my <text:s/></text:span></text:p>
            <text:p text:style-name="P6"><text:span text:style-name="T4">enemies all around me, and <text:s/>will offer in his tent sacrifices with shouts of joy;</text:span></text:p>
            <text:p text:style-name="P11"><text:span text:style-name="T13"><text:s text:c="6"/></text:span><text:span text:style-name="T6">I will sing and make melody to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12" draw:layer="layout" svg:width="24.638cm" svg:height="7.766cm" svg:x="1.778cm" svg:y="0.762cm">
          <draw:text-box>
            <text:p text:style-name="P5"><text:span text:style-name="T7">7</text:span><text:span text:style-name="T8">Hear, O LORD, when I cry aloud;</text:span></text:p>
            <text:p text:style-name="P6"><text:span text:style-name="T13"><text:s text:c="5"/></text:span><text:span text:style-name="T6">be gracious to me and answer me!</text:span></text:p>
            <text:p text:style-name="P11"><text:span text:style-name="T7">8</text:span><text:span text:style-name="T8">You have said, “Seek my face.”</text:span></text:p>
            <text:p text:style-name="P6"><text:span text:style-name="T13"><text:s text:c="5"/></text:span><text:span text:style-name="T6">My heart says to you, “Your face, LORD, </text:span></text:p>
            <text:p text:style-name="P6"><text:span text:style-name="T6"><text:s text:c="5"/></text:span><text:span text:style-name="T6">do I seek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13" draw:layer="layout" svg:width="25.4cm" svg:height="7.52cm" svg:x="1.27cm" svg:y="0.862cm">
          <draw:text-box>
            <text:p text:style-name="P11"><text:span text:style-name="T7">9</text:span><text:span text:style-name="T8">Hide not your face from me. Turn not your </text:span></text:p>
            <text:p text:style-name="P6"><text:span text:style-name="T8">servant away in anger,</text:span></text:p>
            <text:p text:style-name="P11"><text:span text:style-name="T14"><text:s text:c="6"/></text:span><text:span text:style-name="T6">O you who have been my help. Cast me not </text:span></text:p>
            <text:p text:style-name="P6"><text:span text:style-name="T6"><text:s text:c="5"/></text:span><text:span text:style-name="T6">off; forsake me not, O God of my salvation!</text:span></text:p>
            <text:p text:style-name="P11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15" draw:layer="layout" svg:width="24.384cm" svg:height="8.128cm" svg:x="1.871cm" svg:y="0.877cm">
          <draw:text-box>
            <text:p text:style-name="P14"><text:span text:style-name="T6">C: Glory be to the Father and to the Son</text:span></text:p>
            <text:p text:style-name="P14"><text:span text:style-name="T6">and to the Holy Spirit; </text:span></text:p>
            <text:p text:style-name="P14"><text:span text:style-name="T6">as it was in the beginning, </text:span></text:p>
            <text:p text:style-name="P14"><text:span text:style-name="T6">is now, and ever shall be,</text:span></text:p>
            <text:p text:style-name="P14"><text:span text:style-name="T6">world without end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08:19:30.120000000</meta:creation-date>
    <dc:date>2017-09-27T10:30:21.927000000</dc:date>
    <meta:editing-duration>PT40M58S</meta:editing-duration>
    <meta:editing-cycles>7</meta:editing-cycles>
    <meta:generator>LibreOffice/5.4.1.2$Windows_X86_64 LibreOffice_project/ea7cb86e6eeb2bf3a5af73a8f7777ac570321527</meta:generator>
    <meta:document-statistic meta:object-count="51"/>
  </office:meta>
</office:document-meta>
</file>